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  <style:text-properties officeooo:paragraph-rsid="0017e639"/>
    </style:style>
    <style:style style:name="T1" style:family="text">
      <style:text-properties officeooo:rsid="0017e6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 Jesus, meek and humble of heart, </text:p>
      <text:p text:style-name="P2">Hear me.</text:p>
      <text:p text:style-name="P2">Deliver me, O Jesus.</text:p>
      <text:p text:style-name="P1">From the desire of being esteemed,</text:p>
      <text:p text:style-name="P1">From the desire of being loved,</text:p>
      <text:p text:style-name="P1">From the desire of being extolled,</text:p>
      <text:p text:style-name="P1">From the desire of being honored,</text:p>
      <text:p text:style-name="P1">From the desire of being praised,</text:p>
      <text:p text:style-name="P1">From the desire of being preferred to others,</text:p>
      <text:p text:style-name="P1">From the desire of being consulted,</text:p>
      <text:p text:style-name="P1">From the desire of being approved,</text:p>
      <text:p text:style-name="P1">From the fear of being humiliated,</text:p>
      <text:p text:style-name="P1">From the fear of being despised,</text:p>
      <text:p text:style-name="P1">From the fear of suffering rebukes,</text:p>
      <text:p text:style-name="P1">From the fear of being calumniated,</text:p>
      <text:p text:style-name="P1">From the fear of being forgotten,</text:p>
      <text:p text:style-name="P1">From the fear of being ridiculed,</text:p>
      <text:p text:style-name="P1">From the fear of being wronged,</text:p>
      <text:p text:style-name="P1">From the fear of being suspected,</text:p>
      <text:p text:style-name="P1"/>
      <text:p text:style-name="P2">Jesus, grant me the grace to desire</text:p>
      <text:p text:style-name="P2"/>
      <text:p text:style-name="P1">That others may be loved more than I,</text:p>
      <text:p text:style-name="P1">That others may be esteemed more than I,</text:p>
      <text:p text:style-name="P1">That, in the opinion of the world, others may increase and I may decrease,</text:p>
      <text:p text:style-name="P1">That others may be chosen and I set aside,</text:p>
      <text:p text:style-name="P1">That others may be praised and I go unnoticed,</text:p>
      <text:p text:style-name="P1">That others may be preferred to me in everything,</text:p>
      <text:p text:style-name="P1">That others may become holier than I, provided that I may become as holy as I should.<text:line-break/><text:span text:style-name="T1">Amen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07:19:31.563000000</meta:creation-date>
    <dc:date>2024-06-06T07:23:35.268000000</dc:date>
    <meta:editing-duration>PT4M4S</meta:editing-duration>
    <meta:editing-cycles>1</meta:editing-cycles>
    <meta:document-statistic meta:table-count="0" meta:image-count="0" meta:object-count="0" meta:page-count="1" meta:paragraph-count="27" meta:word-count="193" meta:character-count="1021" meta:non-whitespace-character-count="854"/>
    <meta:generator>LibreOffice/24.2.0.3$Windows_X86_64 LibreOffice_project/da48488a73ddd66ea24cf16bbc4f7b9c08e9bea1</meta:generator>
  </office:meta>
</office:document-meta>
</file>